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65415" officeooo:paragraph-rsid="00165415"/>
    </style:style>
    <style:style style:name="P2" style:family="paragraph" style:parent-style-name="Text_20_body">
      <style:text-properties officeooo:rsid="00196197" officeooo:paragraph-rsid="00196197"/>
    </style:style>
    <style:style style:name="P3" style:family="paragraph" style:parent-style-name="Text_20_body">
      <style:text-properties officeooo:rsid="001a6009" officeooo:paragraph-rsid="001a6009"/>
    </style:style>
    <style:style style:name="P4" style:family="paragraph" style:parent-style-name="Text_20_body">
      <style:text-properties officeooo:rsid="001a6009" officeooo:paragraph-rsid="001aec58"/>
    </style:style>
    <style:style style:name="P5" style:family="paragraph" style:parent-style-name="Text_20_body">
      <style:paragraph-properties fo:margin-left="0cm" fo:margin-right="0cm" fo:margin-top="0.185cm" fo:margin-bottom="0.212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3736c" officeooo:paragraph-rsid="0013736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1a6009" officeooo:paragraph-rsid="001a6009"/>
    </style:style>
    <style:style style:name="P9" style:family="paragraph" style:parent-style-name="Standard">
      <style:text-properties officeooo:rsid="0013736c" officeooo:paragraph-rsid="0013736c"/>
    </style:style>
    <style:style style:name="P10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/>
    </style:style>
    <style:style style:name="P11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196197" officeooo:paragraph-rsid="00196197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monospace" fo:font-size="9.75pt" fo:letter-spacing="normal" fo:font-style="normal" fo:font-weight="normal"/>
    </style:style>
    <style:style style:name="P13" style:family="paragraph" style:parent-style-name="Standard">
      <style:text-properties fo:font-variant="normal" fo:text-transform="none" fo:color="#000000" style:font-name="monospace" fo:font-size="9.75pt" fo:letter-spacing="normal" fo:font-style="normal" fo:font-weight="normal" officeooo:rsid="001a6009" officeooo:paragraph-rsid="001a6009"/>
    </style:style>
    <style:style style:name="P14" style:family="paragraph" style:parent-style-name="Title">
      <style:paragraph-properties fo:text-align="start" style:justify-single-word="false"/>
    </style:style>
    <style:style style:name="P15" style:family="paragraph" style:parent-style-name="Title">
      <style:paragraph-properties fo:text-align="start" style:justify-single-word="false"/>
      <style:text-properties officeooo:rsid="00146e29" officeooo:paragraph-rsid="00146e29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9.75pt" fo:letter-spacing="normal" fo:font-style="normal" fo:font-weight="normal"/>
    </style:style>
    <style:style style:name="P17" style:family="paragraph" style:parent-style-name="Heading_20_3">
      <style:text-properties officeooo:rsid="00196197" officeooo:paragraph-rsid="00196197"/>
    </style:style>
    <style:style style:name="P18" style:family="paragraph" style:parent-style-name="Text_20_body" style:list-style-name="L1">
      <style:paragraph-properties fo:margin-left="0cm" fo:margin-right="0cm" fo:margin-top="0.185cm" fo:margin-bottom="0.212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3736c" officeooo:paragraph-rsid="0013736c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3" style:family="text">
      <style:text-properties officeooo:rsid="001aec58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265cm" text:min-label-width="0.265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1.</text:p>
      <text:h text:style-name="Heading_20_3" text:outline-level="3">Ventajas del RSS</text:h>
      <text:p text:style-name="P9">El RSS no contiene ningún tipo de spam</text:p>
      <text:p text:style-name="P9"/>
      <text:list xml:id="list1148881391" text:style-name="L1">
        <text:list-header>
          <text:p text:style-name="P18">Puedes elegir libremente a que webs seguir y en cuales darte de baja en cualquier momento, incluso puedes seleccionar ciertas secciones de una web y seguir solo esa sección en concreto.</text:p>
        </text:list-header>
      </text:list>
      <text:p text:style-name="P5">El RSS conlleva un ahorro de tiempo bastante grande teniendo en cuenta que no debes seleccionar la información que quieres ver, es decir, vas a tiro hecho</text:p>
      <text:p text:style-name="P5">Se trata de un sistema totalmente gratuito</text:p>
      <text:p text:style-name="P5">La suscripción y de-suscripción a cualquier página es sencilla y corta</text:p>
      <text:h text:style-name="Heading_20_3" text:outline-level="3">RSS suscritos</text:h>
      <text:p text:style-name="Text_20_body"><text:a xlink:type="simple" xlink:href="http://estaticos.elmundo.es/elmundo/rss/portada.xml" text:style-name="Internet_20_link" text:visited-style-name="Visited_20_Internet_20_Link">http://estaticos.elmundo.es/elmundo/rss/portada.xml</text:a></text:p>
      <text:p text:style-name="Text_20_body"><text:a xlink:type="simple" xlink:href="http://www.rtve.es/rss/" text:style-name="Internet_20_link" text:visited-style-name="Visited_20_Internet_20_Link">http://www.rtve.es/rss/</text:a></text:p>
      <text:p text:style-name="Text_20_body"><text:a xlink:type="simple" xlink:href="http://www.revistabeautyprof.com/es/rss/rss-general-015.xml" text:style-name="Internet_20_link" text:visited-style-name="Visited_20_Internet_20_Link">http://www.revistabeautyprof.com/es/rss/rss-general-015.xml</text:a></text:p>
      <text:p text:style-name="Text_20_body"><text:a xlink:type="simple" xlink:href="http://www.arona.org/portal/fdes_d4_v1.jsp?codAdirecto=1165&amp;codbusqueda=1229&amp;language=es" text:style-name="Internet_20_link" text:visited-style-name="Visited_20_Internet_20_Link">http://www.arona.org/portal/fdes_d4_v1.jsp?codAdirecto=1165&amp;codbusqueda=1229&amp;language=es</text:a></text:p>
      <text:p text:style-name="P1"/>
      <text:h text:style-name="Heading_20_3" text:outline-level="3">Web que usa RSS</text:h>
      <text:p text:style-name="Text_20_body"><text:a xlink:type="simple" xlink:href="http://www.gxportal.com/comunidad/articulo-del-blog/publicar-contenidos-de-otros-sitios-a-traves-de-rss?es" text:style-name="Internet_20_link" text:visited-style-name="Visited_20_Internet_20_Link">http://www.gxportal.com/comunidad/articulo-del-blog/publicar-contenidos-de-otros-sitios-a-traves-de-rss?es</text:a></text:p>
      <text:p text:style-name="Text_20_body"/>
      <text:p text:style-name="P15">2.</text:p>
      <text:h text:style-name="Heading_20_3" text:outline-level="3">Etiquetas hijas de &lt;channel&gt;</text:h>
      <text:p text:style-name="Text_20_body">&lt;category&gt; indica la categoría de la noticia </text:p>
      <text:p text:style-name="Text_20_body">&lt;copyright&gt; indica el copyright del material</text:p>
      <text:p text:style-name="Text_20_body">&lt;image&gt; Muestra la imagen que representará la noticia en cuestión</text:p>
      <text:p text:style-name="Text_20_body">&lt;language&gt; Especifica el lenguaje de la noticia</text:p>
      <text:p text:style-name="Text_20_body"/>
      <text:p text:style-name="Text_20_body"/>
      <text:p text:style-name="Text_20_body">&lt;author&gt; Especifica la direccion email del autor del item</text:p>
      <text:p text:style-name="Text_20_body"><text:soft-page-break/>&lt;comments&gt; Muestra un link para comentar sobre el item</text:p>
      <text:p text:style-name="Text_20_body">&lt;enclosure&gt; Muestra un archivo de video incluido con un item</text:p>
      <text:h text:style-name="P17" text:outline-level="3">Citando componentes de un RSS</text:h>
      <text:p text:style-name="P3">1.</text:p>
      <text:p text:style-name="P2">&lt;title&gt;</text:p>
      <text:p text:style-name="P2">&lt;![CDATA[ Portada // elmundo ]]&gt;</text:p>
      <text:p text:style-name="P2">&lt;/title&gt;</text:p>
      <text:p text:style-name="P11">&lt;description&gt;</text:p>
      <text:p text:style-name="P7">&lt;![CDATA[ Portada // elmundo ]]&gt;</text:p>
      <text:p text:style-name="P7">&lt;/description&gt;</text:p>
      <text:p text:style-name="P8"/>
      <text:p text:style-name="P3">2.</text:p>
      <text:p text:style-name="P13">&lt;language&gt;es&lt;/language&gt;</text:p>
      <text:section text:style-name="Sect1" text:name="collapsible4">
        <text:p text:style-name="P7">&lt;copyright&gt;</text:p>
        <text:p text:style-name="P12">&lt;![CDATA[ (c) 2017, Unidad Editorial, S.A. ]]&gt;</text:p>
        <text:p text:style-name="P12">&lt;/copyright&gt;</text:p>
      </text:section>
      <text:p text:style-name="P3"/>
      <text:p text:style-name="P3">3.</text:p>
      <text:p text:style-name="P13">&lt;title&gt;</text:p>
      <text:section text:style-name="Sect1" text:name="collapsible7">
        <text:p text:style-name="P12">&lt;![CDATA[ Portada // elmundo ]]&gt;</text:p>
        <text:p text:style-name="P12">&lt;/title&gt;</text:p>
      </text:section>
      <text:p text:style-name="P7">&lt;url&gt;http://estaticos.elmundo.es/imagen/canalima144.gif&lt;/url&gt;</text:p>
      <text:p text:style-name="P7">&lt;link&gt;http://www.elmundo.es&lt;/link&gt;</text:p>
      <text:p text:style-name="P3"/>
      <text:p text:style-name="P3">4.</text:p>
      <text:p text:style-name="P3"><text:span text:style-name="T1">&lt;pubDate&gt;</text:span><text:span text:style-name="T2">Thu, 30 Nov 2017 12:06:00 +0100</text:span><text:span text:style-name="T1">&lt;/pubDate&gt;</text:span> </text:p>
      <text:p text:style-name="P3">5.</text:p>
      <text:p text:style-name="P13">&lt;title&gt;</text:p>
      <text:section text:style-name="Sect1" text:name="collapsible17">
        <text:p text:style-name="P6">&lt;![CDATA[</text:p>
        <text:p text:style-name="P10">Douglas cierra la adquisición de 102 tiendas de Perfumerías If en España</text:p>
        <text:p text:style-name="P10">]]&gt;</text:p>
      </text:section>
      <text:p text:style-name="P7">&lt;/title&gt;</text:p>
      <text:p text:style-name="P3">6.</text:p>
      <text:p text:style-name="P13">&lt;link&gt;</text:p>
      <text:p text:style-name="P7">http://www.arona.org:80/portal/fnot_d4_v1.jsp?codMenu=1524&amp;codMenuPN=1473&amp;codMenuSN=1478&amp;contenido=81090&amp;tipo=8&amp;nivel=1400&amp;language=es</text:p>
      <text:p text:style-name="P7">&lt;/link&gt;</text:p>
      <text:p text:style-name="P4"><text:span text:style-name="T3">7</text:span>.</text:p>
      <text:p text:style-name="P13">&lt;description&gt;</text:p>
      <text:p text:style-name="P7">&lt;p&gt;El Ayuntamiento de Arona ha iniciado el expediente para instalar cámaras de videovigilancia en los espacios públicos de la zona de ocio del centro comercial Verónica´s y adyacentes (en Playa de Las Américas), una propuesta que se elevó a la Junta Local de Seguridad celebrada hoy (29 de noviembre) en el municipio para su valoración técnica y de idoneidad y que ha sido bien acogida por los representantes del Gobierno central y de los cuerpos y fuerzas de seguridad asistentes. En esta reunión, se abordó, entre otros aspectos, las medidas de <text:soft-page-break/>seguridad antiterroristas implantadas en el municipio y se anunció un proyecto piloto del Ayuntamiento para instalar pilonas automáticas en vías peatonales que permitan el acceso inmediato de los equipos de seguridad, emergencias y de los servicios municipales.&lt;/p&gt;</text:p>
      <text:p text:style-name="P7">&lt;/description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171b37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2:04:12.040000000</meta:creation-date>
    <dc:date>2017-11-30T12:16:50.180000000</dc:date>
    <meta:editing-duration>PT1H25M58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3" meta:paragraph-count="58" meta:word-count="363" meta:character-count="2784" meta:non-whitespace-character-count="2478"/>
  </office:meta>
</office:document-meta>
</file>